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color="#1c1c1c" draw:fill="solid" draw:fill-color="#ffffff" draw:textarea-vertical-align="middle"/>
    </style:style>
    <style:style style:name="gr2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fo:padding-top="-0.1cm" fo:padding-bottom="0cm"/>
    </style:style>
    <style:style style:name="gr3" style:family="graphic" style:parent-style-name="standard">
      <style:graphic-properties svg:stroke-color="#111111" draw:fill="none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ctwithoutfill">
      <style:graphic-properties svg:stroke-color="#1c1c1c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9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20" style:family="graphic" style:parent-style-name="objectwithoutfill">
      <style:graphic-properties draw:stroke="solid" draw:stroke-dash="Fine_20_Dashed_20__28_var_29_" draw:fill="none" draw:textarea-vertical-align="middle"/>
    </style:style>
    <style:style style:name="gr21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22" style:family="graphic" style:parent-style-name="standard">
      <style:graphic-properties draw:stroke="none" svg:stroke-color="#000000" draw:fill="none" draw:fill-color="#ffffff" fo:min-height="0.437cm"/>
    </style:style>
    <style:style style:name="gr23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144cm"/>
    </style:style>
    <style:style style:name="gr26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</style:style>
    <style:style style:name="gr28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5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  <style:text-properties fo:color="#1c1c1c" fo:font-size="12pt" style:font-size-asian="12pt" style:font-size-complex="12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3.6cm" svg:height="1.4cm" svg:x="2.1cm" svg:y="16.3cm">
          <text:p text:style-name="P1"><text:span text:style-name="T1">Create event</text:span></text:p>
        </draw:ellipse>
        <draw:connector draw:style-name="gr2" draw:text-style-name="P3" draw:layer="layout" draw:type="line" svg:x1="2.1cm" svg:y1="26.2cm" svg:x2="5.823cm" svg:y2="26.199cm" svg:d="M2100 26200l3723-1">
          <svg:title>skks</svg:title>
          <text:p text:style-name="P1"><text:span text:style-name="T2">&lt;&lt;include&gt;&gt;</text:span></text:p>
        </draw:connector>
        <draw:custom-shape draw:style-name="gr3" draw:text-style-name="P1" draw:layer="layout" svg:width="1.147cm" svg:height="2.852cm" svg:x="2.436cm" svg:y="5.273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4" draw:layer="layout" svg:width="0.664cm" svg:height="0.56cm" svg:x="2.657cm" svg:y="5.449cm" svg:viewBox="0 0 665 561" svg:d="M333 0c188 0 332 121 332 280s-144 281-332 281c-189 0-333-122-333-281s144-280 333-280z">
          <text:p/>
        </draw:path>
        <draw:line draw:style-name="gr5" draw:text-style-name="P1" xml:id="id1" draw:id="id1" draw:layer="layout" svg:x1="2.984cm" svg:y1="6.012cm" svg:x2="2.99cm" svg:y2="6.953cm">
          <text:p/>
        </draw:line>
        <draw:line draw:style-name="gr6" draw:text-style-name="P1" draw:layer="layout" svg:x1="2.512cm" svg:y1="6.403cm" svg:x2="3.44cm" svg:y2="6.403cm">
          <text:p/>
        </draw:line>
        <draw:connector draw:style-name="gr6" draw:text-style-name="P1" draw:layer="layout" draw:type="line" svg:x1="2.987cm" svg:y1="6.953cm" svg:x2="2.579cm" svg:y2="7.486cm" draw:start-shape="id1" draw:start-glue-point="2" svg:d="M2987 6953l-408 533">
          <text:p/>
        </draw:connector>
        <draw:connector draw:style-name="gr6" draw:text-style-name="P1" draw:layer="layout" draw:type="line" svg:x1="2.987cm" svg:y1="6.954cm" svg:x2="3.395cm" svg:y2="7.483cm" svg:d="M2987 6954l408 529">
          <text:p/>
        </draw:connector>
        <draw:frame draw:style-name="gr7" draw:text-style-name="P5" draw:layer="layout" svg:width="1.543cm" svg:height="0.674cm" svg:x="2.228cm" svg:y="7.482cm">
          <draw:text-box>
            <text:p><text:span text:style-name="T3">Guest</text:span></text:p>
          </draw:text-box>
        </draw:frame>
        <draw:custom-shape draw:style-name="gr8" draw:text-style-name="P1" xml:id="id2" draw:id="id2" draw:layer="layout" svg:width="1.911cm" svg:height="1.564cm" svg:x="5.608cm" svg:y="5.023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608cm" svg:y1="5.805cm" svg:x2="4.455cm" svg:y2="5.702cm" draw:start-shape="id2" draw:start-glue-point="3" svg:d="M5608 5805l-1153-103">
          <text:p/>
        </draw:connector>
        <draw:custom-shape draw:style-name="gr9" draw:text-style-name="P1" draw:layer="layout" svg:width="1.147cm" svg:height="2.852cm" svg:x="2.909cm" svg:y="20.078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0" draw:text-style-name="P4" draw:layer="layout" svg:width="0.645cm" svg:height="0.521cm" svg:x="3.173cm" svg:y="20.271cm" svg:viewBox="0 0 646 522" svg:d="M323 0c182 0 323 113 323 261s-141 261-323 261c-183 0-323-113-323-261s140-261 323-261z">
            <text:p/>
          </draw:path>
          <draw:line draw:style-name="gr5" draw:text-style-name="P1" xml:id="id3" draw:id="id3" draw:layer="layout" svg:x1="3.491cm" svg:y1="20.795cm" svg:x2="3.497cm" svg:y2="21.671cm">
            <text:p/>
          </draw:line>
          <draw:line draw:style-name="gr6" draw:text-style-name="P1" draw:layer="layout" svg:x1="3.033cm" svg:y1="21.159cm" svg:x2="3.934cm" svg:y2="21.159cm">
            <text:p/>
          </draw:line>
          <draw:connector draw:style-name="gr6" draw:text-style-name="P1" draw:layer="layout" draw:type="line" svg:x1="3.494cm" svg:y1="21.671cm" svg:x2="3.099cm" svg:y2="22.167cm" draw:start-shape="id3" draw:start-glue-point="2" svg:d="M3494 21671l-395 496">
            <text:p/>
          </draw:connector>
          <draw:connector draw:style-name="gr6" draw:text-style-name="P1" draw:layer="layout" draw:type="line" svg:x1="3.494cm" svg:y1="21.671cm" svg:x2="3.89cm" svg:y2="22.164cm" svg:d="M3494 21671l396 493">
            <text:p/>
          </draw:connector>
        </draw:g>
        <draw:frame draw:style-name="gr7" draw:text-style-name="P5" draw:layer="layout" svg:width="1.319cm" svg:height="0.674cm" svg:x="2.801cm" svg:y="22.161cm">
          <draw:text-box>
            <text:p><text:span text:style-name="T3">User</text:span></text:p>
          </draw:text-box>
        </draw:frame>
      </draw:page>
      <draw:page draw:name="page2" draw:style-name="dp1" draw:master-page-name="Default">
        <draw:g>
          <draw:g>
            <draw:connector draw:style-name="gr11" draw:text-style-name="P6" draw:layer="layout" draw:type="line" svg:x1="3.582cm" svg:y1="2.43cm" svg:x2="6.5cm" svg:y2="1.933cm" draw:start-shape="id4" draw:start-glue-point="5" draw:end-shape="id5" draw:end-glue-point="3" svg:d="M3582 2430l2918-497">
              <text:p/>
            </draw:connector>
            <draw:connector draw:style-name="gr12" draw:text-style-name="P6" draw:layer="layout" draw:type="line" svg:x1="3.581cm" svg:y1="3.172cm" svg:x2="6.5cm" svg:y2="3.521cm" draw:start-shape="id4" draw:start-glue-point="11" draw:end-shape="id6" draw:end-glue-point="3" svg:d="M3581 3172l2919 349">
              <text:p/>
            </draw:connector>
            <draw:ellipse draw:style-name="gr1" draw:text-style-name="P7" xml:id="id6" draw:id="id6" draw:layer="layout" svg:width="2.83cm" svg:height="0.956cm" svg:x="6.5cm" svg:y="3.043cm">
              <text:p text:style-name="P1"><text:span text:style-name="T1">Log in</text:span></text:p>
            </draw:ellipse>
            <draw:ellipse draw:style-name="gr1" draw:text-style-name="P7" xml:id="id5" draw:id="id5" draw:layer="layout" svg:width="2.886cm" svg:height="0.979cm" svg:x="6.5cm" svg:y="1.444cm">
              <text:p text:style-name="P1"><text:span text:style-name="T1">Sign up</text:span></text:p>
            </draw:ellipse>
            <draw:custom-shape draw:style-name="gr9" draw:text-style-name="P1" xml:id="id4" draw:id="id4" draw:layer="layout" svg:width="1.147cm" svg:height="2.852cm" svg:x="2.436cm" svg:y="1.599cm">
              <draw:glue-point draw:id="4" svg:x="4.969cm" svg:y="-4.084cm"/>
              <draw:glue-point draw:id="5" svg:x="5.004cm" svg:y="-2.089cm"/>
              <draw:glue-point draw:id="6" svg:x="5.004cm" svg:y="-3.509cm"/>
              <draw:glue-point draw:id="7" svg:x="5.004cm" svg:y="-2.805cm"/>
              <draw:glue-point draw:id="8" svg:x="4.995cm" svg:y="-1.444cm"/>
              <draw:glue-point draw:id="9" svg:x="5.004cm" svg:y="-0.904cm"/>
              <draw:glue-point draw:id="10" svg:x="5.004cm" svg:y="-0.455cm"/>
              <draw:glue-point draw:id="11" svg:x="4.995cm" svg:y="0.518cm"/>
              <draw:glue-point draw:id="12" svg:x="4.995cm" svg:y="1.023cm"/>
              <draw:glue-point draw:id="13" svg:x="5.004cm" svg:y="1.539cm"/>
              <draw:glue-point draw:id="14" svg:x="5.004cm" svg:y="2.009cm"/>
              <draw:glue-point draw:id="15" svg:x="4.969cm" svg:y="-3.159cm"/>
              <draw:glue-point draw:id="16" svg:x="4.969cm" svg:y="-4.624cm"/>
              <draw:glue-point draw:id="17" svg:x="4.969cm" svg:y="-2.464cm"/>
              <draw:glue-point draw:id="18" svg:x="4.995cm" svg:y="0.119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3" draw:text-style-name="P4" draw:layer="layout" svg:width="0.645cm" svg:height="0.521cm" svg:x="2.7cm" svg:y="1.792cm" svg:viewBox="0 0 646 522" svg:d="M323 0c182 0 323 113 323 261s-141 261-323 261c-183 0-323-113-323-261s140-261 323-261z">
                <text:p/>
              </draw:path>
              <draw:line draw:style-name="gr5" draw:text-style-name="P1" xml:id="id7" draw:id="id7" draw:layer="layout" svg:x1="3.018cm" svg:y1="2.316cm" svg:x2="3.024cm" svg:y2="3.192cm">
                <text:p/>
              </draw:line>
              <draw:line draw:style-name="gr6" draw:text-style-name="P1" draw:layer="layout" svg:x1="2.56cm" svg:y1="2.68cm" svg:x2="3.461cm" svg:y2="2.68cm">
                <text:p/>
              </draw:line>
              <draw:connector draw:style-name="gr6" draw:text-style-name="P1" draw:layer="layout" draw:type="line" svg:x1="3.021cm" svg:y1="3.192cm" svg:x2="2.626cm" svg:y2="3.688cm" draw:start-shape="id7" draw:start-glue-point="2" svg:d="M3021 3192l-395 496">
                <text:p/>
              </draw:connector>
              <draw:connector draw:style-name="gr6" draw:text-style-name="P1" draw:layer="layout" draw:type="line" svg:x1="3.021cm" svg:y1="3.192cm" svg:x2="3.417cm" svg:y2="3.685cm" svg:d="M3021 3192l396 493">
                <text:p/>
              </draw:connector>
            </draw:g>
            <draw:frame draw:style-name="gr7" draw:text-style-name="P5" draw:layer="layout" svg:width="1.543cm" svg:height="0.674cm" svg:x="2.228cm" svg:y="3.682cm">
              <draw:text-box>
                <text:p><text:span text:style-name="T3">Guest</text:span></text:p>
              </draw:text-box>
            </draw:frame>
          </draw:g>
          <draw:g>
            <draw:connector draw:style-name="gr14" draw:text-style-name="P6" draw:layer="layout" draw:type="line" svg:x1="3.523cm" svg:y1="9.658cm" svg:x2="9.687cm" svg:y2="9.024cm" draw:start-shape="id8" draw:start-glue-point="5" draw:end-shape="id9" draw:end-glue-point="3" svg:d="M3523 9658l6164-634">
              <text:p/>
            </draw:connector>
            <draw:connector draw:style-name="gr15" draw:text-style-name="P6" draw:layer="layout" draw:type="line" svg:x1="3.523cm" svg:y1="9.996cm" svg:x2="10.235cm" svg:y2="10.692cm" draw:start-shape="id8" draw:start-glue-point="9" svg:d="M3523 9996l6712 696">
              <text:p/>
            </draw:connector>
            <draw:connector draw:style-name="gr16" draw:text-style-name="P6" draw:layer="layout" draw:type="line" svg:x1="3.522cm" svg:y1="10.286cm" svg:x2="8.117cm" svg:y2="12.213cm" draw:start-shape="id8" draw:start-glue-point="18" draw:end-shape="id10" draw:end-glue-point="3" svg:d="M3522 10286l4595 1927">
              <text:p/>
            </draw:connector>
            <draw:connector draw:style-name="gr17" draw:text-style-name="P6" draw:layer="layout" draw:type="line" svg:x1="3.522cm" svg:y1="10.544cm" svg:x2="5.48cm" svg:y2="13.394cm" draw:start-shape="id8" draw:start-glue-point="12" draw:end-shape="id11" draw:end-glue-point="3" svg:d="M3522 10544l1958 2850">
              <text:p/>
            </draw:connector>
            <draw:ellipse draw:style-name="gr1" draw:text-style-name="P7" xml:id="id9" draw:id="id9" draw:layer="layout" svg:width="3.932cm" svg:height="1.222cm" svg:x="9.687cm" svg:y="8.413cm">
              <text:p text:style-name="P1"><text:span text:style-name="T1">Manage events</text:span></text:p>
            </draw:ellipse>
            <draw:ellipse draw:style-name="gr1" draw:text-style-name="P2" draw:layer="layout" svg:width="4.154cm" svg:height="1.324cm" svg:x="10.235cm" svg:y="10.03cm">
              <text:p text:style-name="P1"><text:span text:style-name="T1">View notifications</text:span></text:p>
            </draw:ellipse>
            <draw:ellipse draw:style-name="gr1" draw:text-style-name="P7" xml:id="id10" draw:id="id10" draw:layer="layout" svg:width="4.3cm" svg:height="1.241cm" svg:x="8.117cm" svg:y="11.593cm">
              <text:p text:style-name="P1"><text:span text:style-name="T4">Manage invitations</text:span></text:p>
            </draw:ellipse>
            <draw:ellipse draw:style-name="gr1" draw:text-style-name="P7" xml:id="id11" draw:id="id11" draw:layer="layout" svg:width="3.768cm" svg:height="1.069cm" svg:x="5.48cm" svg:y="12.86cm">
              <text:p text:style-name="P1"><text:span text:style-name="T4">Browse calendar</text:span></text:p>
            </draw:ellipse>
            <draw:ellipse draw:style-name="gr1" draw:text-style-name="P7" xml:id="id14" draw:id="id14" draw:layer="layout" svg:width="3.958cm" svg:height="1.176cm" svg:x="7.984cm" svg:y="6.925cm">
              <text:p text:style-name="P1"><text:span text:style-name="T1">Manage settings</text:span></text:p>
            </draw:ellipse>
            <draw:ellipse draw:style-name="gr1" draw:text-style-name="P7" xml:id="id13" draw:id="id13" draw:layer="layout" svg:width="2.434cm" svg:height="1.02cm" svg:x="5.808cm" svg:y="6.12cm">
              <text:p text:style-name="P1"><text:span text:style-name="T1">Log out</text:span></text:p>
            </draw:ellipse>
            <draw:custom-shape draw:style-name="gr9" draw:text-style-name="P1" xml:id="id8" draw:id="id8" draw:layer="layout" svg:width="1.147cm" svg:height="2.852cm" svg:x="2.377cm" svg:y="8.827cm">
              <draw:glue-point draw:id="4" svg:x="4.969cm" svg:y="-4.084cm"/>
              <draw:glue-point draw:id="5" svg:x="5.004cm" svg:y="-2.089cm"/>
              <draw:glue-point draw:id="6" svg:x="5.004cm" svg:y="-3.509cm"/>
              <draw:glue-point draw:id="7" svg:x="5.004cm" svg:y="-2.805cm"/>
              <draw:glue-point draw:id="8" svg:x="4.995cm" svg:y="-1.444cm"/>
              <draw:glue-point draw:id="9" svg:x="5.004cm" svg:y="-0.904cm"/>
              <draw:glue-point draw:id="10" svg:x="5.004cm" svg:y="-0.455cm"/>
              <draw:glue-point draw:id="11" svg:x="4.995cm" svg:y="0.518cm"/>
              <draw:glue-point draw:id="12" svg:x="4.995cm" svg:y="1.023cm"/>
              <draw:glue-point draw:id="13" svg:x="5.004cm" svg:y="1.539cm"/>
              <draw:glue-point draw:id="14" svg:x="5.004cm" svg:y="2.009cm"/>
              <draw:glue-point draw:id="15" svg:x="4.969cm" svg:y="-3.159cm"/>
              <draw:glue-point draw:id="16" svg:x="4.969cm" svg:y="-4.624cm"/>
              <draw:glue-point draw:id="17" svg:x="4.969cm" svg:y="-2.464cm"/>
              <draw:glue-point draw:id="18" svg:x="4.995cm" svg:y="0.119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8" draw:text-style-name="P4" draw:layer="layout" svg:width="0.645cm" svg:height="0.521cm" svg:x="2.641cm" svg:y="9.02cm" svg:viewBox="0 0 646 522" svg:d="M323 0c182 0 323 113 323 261s-141 261-323 261c-183 0-323-113-323-261s140-261 323-261z">
                <text:p/>
              </draw:path>
              <draw:line draw:style-name="gr5" draw:text-style-name="P1" xml:id="id12" draw:id="id12" draw:layer="layout" svg:x1="2.959cm" svg:y1="9.544cm" svg:x2="2.965cm" svg:y2="10.42cm">
                <text:p/>
              </draw:line>
              <draw:line draw:style-name="gr6" draw:text-style-name="P1" draw:layer="layout" svg:x1="2.501cm" svg:y1="9.908cm" svg:x2="3.402cm" svg:y2="9.908cm">
                <text:p/>
              </draw:line>
              <draw:connector draw:style-name="gr6" draw:text-style-name="P1" draw:layer="layout" draw:type="line" svg:x1="2.962cm" svg:y1="10.42cm" svg:x2="2.567cm" svg:y2="10.916cm" draw:start-shape="id12" draw:start-glue-point="2" svg:d="M2962 10420l-395 496">
                <text:p/>
              </draw:connector>
              <draw:connector draw:style-name="gr6" draw:text-style-name="P1" draw:layer="layout" draw:type="line" svg:x1="2.962cm" svg:y1="10.42cm" svg:x2="3.358cm" svg:y2="10.913cm" svg:d="M2962 10420l396 493">
                <text:p/>
              </draw:connector>
            </draw:g>
            <draw:frame draw:style-name="gr7" draw:text-style-name="P5" draw:layer="layout" svg:width="1.319cm" svg:height="0.674cm" svg:x="2.269cm" svg:y="10.91cm">
              <draw:text-box>
                <text:p><text:span text:style-name="T3">User</text:span></text:p>
              </draw:text-box>
            </draw:frame>
            <draw:connector draw:style-name="gr6" draw:text-style-name="P1" draw:layer="layout" draw:type="line" svg:x1="5.808cm" svg:y1="6.63cm" svg:x2="3.519cm" svg:y2="9.089cm" draw:start-shape="id13" draw:start-glue-point="3" draw:end-shape="id8" draw:end-glue-point="4" svg:d="M5808 6630l-2289 2459">
              <text:p/>
            </draw:connector>
            <draw:connector draw:style-name="gr6" draw:text-style-name="P1" draw:layer="layout" draw:type="line" svg:x1="7.984cm" svg:y1="7.513cm" svg:x2="3.519cm" svg:y2="9.353cm" draw:start-shape="id14" draw:start-glue-point="3" draw:end-shape="id8" draw:end-glue-point="15" svg:d="M7984 7513l-4465 1840">
              <text:p/>
            </draw:connector>
          </draw:g>
        </draw:g>
        <draw:g>
          <draw:connector draw:style-name="gr19" draw:text-style-name="P3" draw:layer="layout" draw:type="line" svg:x1="10.46cm" svg:y1="19.27cm" svg:x2="14.919cm" svg:y2="19.671cm" draw:start-shape="id15" draw:start-glue-point="1" draw:end-shape="id16" draw:end-glue-point="3" svg:d="M10460 19270l4459 401">
            <svg:title>skks</svg:title>
            <text:p text:style-name="P1"><text:span text:style-name="T2">&lt;&lt;include&gt;&gt;</text:span></text:p>
          </draw:connector>
          <draw:ellipse draw:style-name="gr1" draw:text-style-name="P2" xml:id="id15" draw:id="id15" draw:layer="layout" svg:width="3.6cm" svg:height="1.4cm" svg:x="6.86cm" svg:y="18.57cm">
            <text:p text:style-name="P1"><text:span text:style-name="T1">Create event</text:span></text:p>
          </draw:ellipse>
          <draw:ellipse draw:style-name="gr1" draw:text-style-name="P2" xml:id="id18" draw:id="id18" draw:layer="layout" svg:width="3.6cm" svg:height="1.4cm" svg:x="8.113cm" svg:y="20.436cm">
            <text:p text:style-name="P1"><text:span text:style-name="T1">Update event</text:span></text:p>
          </draw:ellipse>
          <draw:ellipse draw:style-name="gr1" draw:text-style-name="P2" xml:id="id19" draw:id="id19" draw:layer="layout" svg:width="3.6cm" svg:height="1.4cm" svg:x="6.748cm" svg:y="22.35cm">
            <text:p text:style-name="P1"><text:span text:style-name="T1">Delete event</text:span></text:p>
          </draw:ellipse>
          <draw:ellipse draw:style-name="gr1" draw:text-style-name="P2" xml:id="id16" draw:id="id16" draw:layer="layout" svg:width="3.6cm" svg:height="1.4cm" svg:x="14.919cm" svg:y="18.971cm">
            <text:p text:style-name="P1"><text:span text:style-name="T1">Invite users</text:span></text:p>
          </draw:ellipse>
          <draw:connector draw:style-name="gr20" draw:text-style-name="P1" draw:layer="layout" draw:type="line" svg:x1="4.579cm" svg:y1="20.214cm" svg:x2="6.86cm" svg:y2="19.27cm" draw:start-shape="id17" draw:start-glue-point="15" draw:end-shape="id15" draw:end-glue-point="3" svg:d="M4579 20214l2281-944">
            <text:p/>
          </draw:connector>
          <draw:connector draw:style-name="gr20" draw:text-style-name="P1" draw:layer="layout" draw:type="line" svg:x1="4.583cm" svg:y1="20.985cm" svg:x2="8.113cm" svg:y2="21.136cm" draw:start-shape="id17" draw:start-glue-point="10" draw:end-shape="id18" svg:d="M4583 20985l3530 151">
            <text:p/>
          </draw:connector>
          <draw:connector draw:style-name="gr20" draw:text-style-name="P1" draw:layer="layout" draw:type="line" svg:x1="4.583cm" svg:y1="21.552cm" svg:x2="6.748cm" svg:y2="23.05cm" draw:start-shape="id17" draw:start-glue-point="13" draw:end-shape="id19" draw:end-glue-point="3" svg:d="M4583 21552l2165 1498">
            <text:p/>
          </draw:connector>
          <draw:connector draw:style-name="gr21" draw:text-style-name="P3" draw:layer="layout" draw:type="line" svg:x1="14.919cm" svg:y1="19.671cm" svg:x2="11.713cm" svg:y2="21.136cm" draw:start-shape="id16" draw:start-glue-point="3" draw:end-shape="id18" draw:end-glue-point="1" svg:d="M14919 19671l-3206 1465">
            <svg:title>skks</svg:title>
            <text:p/>
          </draw:connector>
          <draw:frame draw:style-name="gr22" draw:text-style-name="P8" draw:layer="layout" svg:width="2.6cm" svg:height="0.687cm" draw:transform="rotate (0.45954519205002) translate (12.207cm 20.996cm)">
            <draw:text-box>
              <text:p><text:span text:style-name="T2">&lt;&lt;extend&gt;&gt;</text:span></text:p>
            </draw:text-box>
          </draw:frame>
          <draw:custom-shape draw:style-name="gr9" draw:text-style-name="P1" xml:id="id17" draw:id="id17" draw:layer="layout" svg:width="1.147cm" svg:height="2.852cm" svg:x="3.437cm" svg:y="19.688cm">
            <draw:glue-point draw:id="4" svg:x="4.969cm" svg:y="-4.084cm"/>
            <draw:glue-point draw:id="5" svg:x="5.004cm" svg:y="-2.089cm"/>
            <draw:glue-point draw:id="6" svg:x="5.004cm" svg:y="-3.509cm"/>
            <draw:glue-point draw:id="7" svg:x="5.004cm" svg:y="-2.805cm"/>
            <draw:glue-point draw:id="8" svg:x="4.995cm" svg:y="-1.444cm"/>
            <draw:glue-point draw:id="9" svg:x="5.004cm" svg:y="-0.904cm"/>
            <draw:glue-point draw:id="10" svg:x="5.004cm" svg:y="-0.455cm"/>
            <draw:glue-point draw:id="11" svg:x="4.995cm" svg:y="0.518cm"/>
            <draw:glue-point draw:id="12" svg:x="4.995cm" svg:y="1.023cm"/>
            <draw:glue-point draw:id="13" svg:x="5.004cm" svg:y="1.539cm"/>
            <draw:glue-point draw:id="14" svg:x="5.004cm" svg:y="2.009cm"/>
            <draw:glue-point draw:id="15" svg:x="4.969cm" svg:y="-3.159cm"/>
            <draw:glue-point draw:id="16" svg:x="4.969cm" svg:y="-4.624cm"/>
            <draw:glue-point draw:id="17" svg:x="4.969cm" svg:y="-2.464cm"/>
            <draw:glue-point draw:id="18" svg:x="4.995cm" svg:y="0.11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3" draw:text-style-name="P4" draw:layer="layout" svg:width="0.645cm" svg:height="0.521cm" svg:x="3.701cm" svg:y="19.881cm" svg:viewBox="0 0 646 522" svg:d="M323 0c182 0 323 113 323 261s-141 261-323 261c-183 0-323-113-323-261s140-261 323-261z">
              <text:p/>
            </draw:path>
            <draw:line draw:style-name="gr5" draw:text-style-name="P1" xml:id="id20" draw:id="id20" draw:layer="layout" svg:x1="4.019cm" svg:y1="20.405cm" svg:x2="4.025cm" svg:y2="21.281cm">
              <text:p/>
            </draw:line>
            <draw:line draw:style-name="gr6" draw:text-style-name="P1" draw:layer="layout" svg:x1="3.561cm" svg:y1="20.769cm" svg:x2="4.462cm" svg:y2="20.769cm">
              <text:p/>
            </draw:line>
            <draw:connector draw:style-name="gr6" draw:text-style-name="P1" draw:layer="layout" draw:type="line" svg:x1="4.022cm" svg:y1="21.281cm" svg:x2="3.627cm" svg:y2="21.777cm" draw:start-shape="id20" draw:start-glue-point="2" svg:d="M4022 21281l-395 496">
              <text:p/>
            </draw:connector>
            <draw:connector draw:style-name="gr6" draw:text-style-name="P1" draw:layer="layout" draw:type="line" svg:x1="4.022cm" svg:y1="21.281cm" svg:x2="4.418cm" svg:y2="21.774cm" svg:d="M4022 21281l396 493">
              <text:p/>
            </draw:connector>
          </draw:g>
          <draw:frame draw:style-name="gr7" draw:text-style-name="P5" draw:layer="layout" svg:width="1.319cm" svg:height="0.674cm" svg:x="3.329cm" svg:y="21.771cm">
            <draw:text-box>
              <text:p><text:span text:style-name="T3">User</text:span></text:p>
            </draw:text-box>
          </draw:frame>
        </draw:g>
      </draw:page>
      <draw:page draw:name="page3" draw:style-name="dp1" draw:master-page-name="Default">
        <draw:ellipse draw:style-name="gr1" draw:text-style-name="P2" xml:id="id23" draw:id="id23" draw:layer="layout" svg:width="3.6cm" svg:height="1.4cm" svg:x="13.7cm" svg:y="1.8cm">
          <text:p text:style-name="P1"><text:span text:style-name="T1">Accept invitation</text:span></text:p>
        </draw:ellipse>
        <draw:ellipse draw:style-name="gr1" draw:text-style-name="P2" draw:layer="layout" svg:width="3.6cm" svg:height="1.4cm" svg:x="13.7cm" svg:y="4.6cm">
          <text:p text:style-name="P1"><text:span text:style-name="T1">Reject invitation</text:span></text:p>
        </draw:ellipse>
        <draw:connector draw:style-name="gr20" draw:text-style-name="P1" draw:layer="layout" draw:type="line" svg:x1="4.195cm" svg:y1="4.024cm" svg:x2="7.1cm" svg:y2="4cm" draw:start-shape="id21" draw:start-glue-point="10" draw:end-shape="id22" draw:end-glue-point="3" svg:d="M4195 4024l2905-24">
          <text:p/>
        </draw:connector>
        <draw:ellipse draw:style-name="gr1" draw:text-style-name="P2" xml:id="id22" draw:id="id22" draw:layer="layout" svg:width="3.6cm" svg:height="1.4cm" svg:x="7.1cm" svg:y="3.3cm">
          <text:p text:style-name="P1"><text:span text:style-name="T1">View invitations</text:span></text:p>
        </draw:ellipse>
        <draw:connector draw:style-name="gr24" draw:text-style-name="P1" draw:layer="layout" draw:type="line" svg:x1="10.7cm" svg:y1="4cm" svg:x2="13.7cm" svg:y2="2.5cm" draw:start-shape="id22" draw:start-glue-point="1" draw:end-shape="id23" svg:d="M10700 4000l3000-1500">
          <text:p/>
        </draw:connector>
        <draw:line draw:style-name="gr24" draw:text-style-name="P1" draw:layer="layout" svg:x1="10.7cm" svg:y1="4.1cm" svg:x2="13.8cm" svg:y2="5.2cm">
          <text:p/>
        </draw:line>
        <draw:frame draw:style-name="gr25" draw:text-style-name="P8" draw:layer="layout" svg:width="2.644cm" svg:height="0.687cm" draw:transform="rotate (0.471413430963579) translate (10.744cm 3.338cm)">
          <draw:text-box>
            <text:p><text:span text:style-name="T2">&lt;&lt;include&gt;&gt;</text:span></text:p>
          </draw:text-box>
        </draw:frame>
        <draw:frame draw:style-name="gr25" draw:text-style-name="P8" draw:layer="layout" svg:width="2.644cm" svg:height="0.687cm" draw:transform="rotate (-0.366344609994728) translate (10.755cm 4.048cm)">
          <draw:text-box>
            <text:p><text:span text:style-name="T2">&lt;&lt;include&gt;&gt;</text:span></text:p>
          </draw:text-box>
        </draw:frame>
        <draw:custom-shape draw:style-name="gr9" draw:text-style-name="P1" xml:id="id21" draw:id="id21" draw:layer="layout" svg:width="1.147cm" svg:height="2.852cm" svg:x="3.049cm" svg:y="2.727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6" draw:text-style-name="P4" draw:layer="layout" svg:width="0.645cm" svg:height="0.521cm" svg:x="3.313cm" svg:y="2.92cm" svg:viewBox="0 0 646 522" svg:d="M323 0c182 0 323 113 323 261s-141 261-323 261c-183 0-323-113-323-261s140-261 323-261z">
            <text:p/>
          </draw:path>
          <draw:line draw:style-name="gr5" draw:text-style-name="P1" xml:id="id24" draw:id="id24" draw:layer="layout" svg:x1="3.631cm" svg:y1="3.444cm" svg:x2="3.637cm" svg:y2="4.32cm">
            <text:p/>
          </draw:line>
          <draw:line draw:style-name="gr6" draw:text-style-name="P1" draw:layer="layout" svg:x1="3.173cm" svg:y1="3.808cm" svg:x2="4.074cm" svg:y2="3.808cm">
            <text:p/>
          </draw:line>
          <draw:connector draw:style-name="gr6" draw:text-style-name="P1" draw:layer="layout" draw:type="line" svg:x1="3.634cm" svg:y1="4.32cm" svg:x2="3.239cm" svg:y2="4.816cm" draw:start-shape="id24" draw:start-glue-point="2" svg:d="M3634 4320l-395 496">
            <text:p/>
          </draw:connector>
          <draw:connector draw:style-name="gr6" draw:text-style-name="P1" draw:layer="layout" draw:type="line" svg:x1="3.634cm" svg:y1="4.32cm" svg:x2="4.03cm" svg:y2="4.813cm" svg:d="M3634 4320l396 493">
            <text:p/>
          </draw:connector>
        </draw:g>
        <draw:frame draw:style-name="gr27" draw:text-style-name="P5" draw:layer="layout" svg:width="1.319cm" svg:height="0.674cm" svg:x="2.941cm" svg:y="4.81cm">
          <draw:text-box>
            <text:p><text:span text:style-name="T3">User</text:span></text:p>
          </draw:text-box>
        </draw:frame>
        <draw:custom-shape draw:style-name="gr9" draw:text-style-name="P1" draw:layer="layout" svg:width="1.147cm" svg:height="2.852cm" svg:x="2.91cm" svg:y="20.078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8" draw:text-style-name="P4" draw:layer="layout" svg:width="0.645cm" svg:height="0.521cm" svg:x="3.174cm" svg:y="20.271cm" svg:viewBox="0 0 646 522" svg:d="M323 0c182 0 323 113 323 261s-141 261-323 261c-183 0-323-113-323-261s140-261 323-261z">
            <text:p/>
          </draw:path>
          <draw:line draw:style-name="gr5" draw:text-style-name="P1" xml:id="id25" draw:id="id25" draw:layer="layout" svg:x1="3.492cm" svg:y1="20.795cm" svg:x2="3.498cm" svg:y2="21.671cm">
            <text:p/>
          </draw:line>
          <draw:line draw:style-name="gr6" draw:text-style-name="P1" draw:layer="layout" svg:x1="3.034cm" svg:y1="21.159cm" svg:x2="3.935cm" svg:y2="21.159cm">
            <text:p/>
          </draw:line>
          <draw:connector draw:style-name="gr6" draw:text-style-name="P1" draw:layer="layout" draw:type="line" svg:x1="3.495cm" svg:y1="21.671cm" svg:x2="3.1cm" svg:y2="22.167cm" draw:start-shape="id25" draw:start-glue-point="2" svg:d="M3495 21671l-395 496">
            <text:p/>
          </draw:connector>
          <draw:connector draw:style-name="gr6" draw:text-style-name="P1" draw:layer="layout" draw:type="line" svg:x1="3.495cm" svg:y1="21.671cm" svg:x2="3.891cm" svg:y2="22.164cm" svg:d="M3495 21671l396 493">
            <text:p/>
          </draw:connector>
        </draw:g>
        <draw:frame draw:style-name="gr7" draw:text-style-name="P5" draw:layer="layout" svg:width="1.319cm" svg:height="0.674cm" svg:x="2.802cm" svg:y="22.161cm">
          <draw:text-box>
            <text:p><text:span text:style-name="T3">User</text:span></text:p>
          </draw:text-box>
        </draw:frame>
        <draw:ellipse draw:style-name="gr1" draw:text-style-name="P2" xml:id="id28" draw:id="id28" draw:layer="layout" svg:width="3.901cm" svg:height="1.4cm" svg:x="13.701cm" svg:y="9cm">
          <text:p text:style-name="P1"><text:span text:style-name="T1">Change email</text:span></text:p>
        </draw:ellipse>
        <draw:ellipse draw:style-name="gr1" draw:text-style-name="P2" draw:layer="layout" svg:width="3.873cm" svg:height="1.4cm" svg:x="13.701cm" svg:y="11.8cm">
          <text:p text:style-name="P1"><text:span text:style-name="T1">Change password</text:span></text:p>
        </draw:ellipse>
        <draw:connector draw:style-name="gr20" draw:text-style-name="P1" draw:layer="layout" draw:type="line" svg:x1="4.196cm" svg:y1="11.224cm" svg:x2="7.101cm" svg:y2="11.2cm" draw:start-shape="id26" draw:start-glue-point="10" draw:end-shape="id27" draw:end-glue-point="3" svg:d="M4196 11224l2905-24">
          <text:p/>
        </draw:connector>
        <draw:ellipse draw:style-name="gr1" draw:text-style-name="P2" xml:id="id27" draw:id="id27" draw:layer="layout" svg:width="3.6cm" svg:height="1.4cm" svg:x="7.101cm" svg:y="10.5cm">
          <text:p text:style-name="P1"><text:span text:style-name="T1">View settings</text:span></text:p>
        </draw:ellipse>
        <draw:connector draw:style-name="gr24" draw:text-style-name="P1" draw:layer="layout" draw:type="line" svg:x1="10.701cm" svg:y1="11.2cm" svg:x2="13.701cm" svg:y2="9.7cm" draw:start-shape="id27" draw:start-glue-point="1" draw:end-shape="id28" svg:d="M10701 11200l3000-1500">
          <text:p/>
        </draw:connector>
        <draw:line draw:style-name="gr24" draw:text-style-name="P1" draw:layer="layout" svg:x1="10.701cm" svg:y1="11.3cm" svg:x2="13.801cm" svg:y2="12.4cm">
          <text:p/>
        </draw:line>
        <draw:frame draw:style-name="gr25" draw:text-style-name="P8" draw:layer="layout" svg:width="2.644cm" svg:height="0.687cm" draw:transform="rotate (0.471413430963579) translate (10.745cm 10.538cm)">
          <draw:text-box>
            <text:p><text:span text:style-name="T2">&lt;&lt;include&gt;&gt;</text:span></text:p>
          </draw:text-box>
        </draw:frame>
        <draw:frame draw:style-name="gr25" draw:text-style-name="P8" draw:layer="layout" svg:width="2.644cm" svg:height="0.687cm" draw:transform="rotate (-0.366344609994728) translate (10.756cm 11.248cm)">
          <draw:text-box>
            <text:p><text:span text:style-name="T2">&lt;&lt;include&gt;&gt;</text:span></text:p>
          </draw:text-box>
        </draw:frame>
        <draw:custom-shape draw:style-name="gr9" draw:text-style-name="P1" xml:id="id26" draw:id="id26" draw:layer="layout" svg:width="1.147cm" svg:height="2.852cm" svg:x="3.05cm" svg:y="9.927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9" draw:text-style-name="P4" draw:layer="layout" svg:width="0.645cm" svg:height="0.521cm" svg:x="3.314cm" svg:y="10.12cm" svg:viewBox="0 0 646 522" svg:d="M323 0c182 0 323 113 323 261s-141 261-323 261c-183 0-323-113-323-261s140-261 323-261z">
            <text:p/>
          </draw:path>
          <draw:line draw:style-name="gr5" draw:text-style-name="P1" xml:id="id29" draw:id="id29" draw:layer="layout" svg:x1="3.632cm" svg:y1="10.644cm" svg:x2="3.638cm" svg:y2="11.52cm">
            <text:p/>
          </draw:line>
          <draw:line draw:style-name="gr6" draw:text-style-name="P1" draw:layer="layout" svg:x1="3.174cm" svg:y1="11.008cm" svg:x2="4.075cm" svg:y2="11.008cm">
            <text:p/>
          </draw:line>
          <draw:connector draw:style-name="gr6" draw:text-style-name="P1" draw:layer="layout" draw:type="line" svg:x1="3.635cm" svg:y1="11.52cm" svg:x2="3.24cm" svg:y2="12.016cm" draw:start-shape="id29" draw:start-glue-point="2" svg:d="M3635 11520l-395 496">
            <text:p/>
          </draw:connector>
          <draw:connector draw:style-name="gr6" draw:text-style-name="P1" draw:layer="layout" draw:type="line" svg:x1="3.635cm" svg:y1="11.52cm" svg:x2="4.031cm" svg:y2="12.013cm" svg:d="M3635 11520l396 493">
            <text:p/>
          </draw:connector>
        </draw:g>
        <draw:frame draw:style-name="gr27" draw:text-style-name="P5" draw:layer="layout" svg:width="1.319cm" svg:height="0.674cm" svg:x="2.942cm" svg:y="12.01cm">
          <draw:text-box>
            <text:p><text:span text:style-name="T3">U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1c1c1c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c1c1c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t-to-size="true" draw:measure-align="inside" draw:measure-vertic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1-13T17:47:19.87</meta:creation-date>
    <dc:date>2014-11-15T15:07:57.75</dc:date>
    <dc:creator>alojzije </dc:creator>
    <meta:editing-duration>PT3H41M31S</meta:editing-duration>
    <meta:editing-cycles>12</meta:editing-cycles>
    <meta:generator>OpenOffice/4.1.1$Win32 OpenOffice.org_project/411m6$Build-9775</meta:generator>
    <meta:document-statistic meta:object-count="113"/>
  </office:meta>
</office:document-meta>
</file>